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880000007B503A37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2323dc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797cm" svg:height="4.338cm" svg:x="8.268cm" svg:y="11.795cm">
          <draw:image xlink:href="Pictures/10000000000000880000007B503A373E.png" xlink:type="simple" xlink:show="embed" xlink:actuate="onLoad">
            <text:p/>
          </draw:image>
        </draw:frame>
        <draw:line draw:style-name="gr2" draw:text-style-name="P1" draw:layer="layout" svg:x1="9.737cm" svg:y1="15.161cm" svg:x2="12.091cm" svg:y2="14.3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date>2008-12-06T23:55:47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